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Gyroscope</text:p>
          </table:table-cell>
          <table:table-cell office:value-type="string" calcext:value-type="string">
            <text:p>Corr Scale = 1</text:p>
          </table:table-cell>
          <table:table-cell/>
          <table:table-cell office:value-type="string" calcext:value-type="string">
            <text:p>Accelerometer</text:p>
          </table:table-cell>
          <table:table-cell table:number-columns-repeated="3"/>
          <table:table-cell office:value-type="string" calcext:value-type="string">
            <text:p>Gyroscope</text:p>
          </table:table-cell>
          <table:table-cell office:value-type="string" calcext:value-type="string">
            <text:p>Corr Scale = 0</text:p>
          </table:table-cell>
          <table:table-cell/>
          <table:table-cell office:value-type="string" calcext:value-type="string">
            <text:p>Accelerometer</text:p>
          </table:table-cell>
          <table:table-cell table:number-columns-repeated="3"/>
          <table:table-cell office:value-type="string" calcext:value-type="string">
            <text:p>Gyroscope</text:p>
          </table:table-cell>
          <table:table-cell office:value-type="string" calcext:value-type="string">
            <text:p>Corr Scale = 0.5</text:p>
          </table:table-cell>
          <table:table-cell/>
          <table:table-cell office:value-type="string" calcext:value-type="string">
            <text:p>Acceleromet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Avg</text:p>
          </table:table-cell>
          <table:table-cell table:formula="of:=AVERAGE([.B11:.B1398])" office:value-type="float" office:value="0.065" calcext:value-type="float">
            <text:p>0.065</text:p>
          </table:table-cell>
          <table:table-cell table:formula="of:=AVERAGE([.C11:.C1398])" office:value-type="float" office:value="-0.0194524495677234" calcext:value-type="float">
            <text:p>-0.0194524496</text:p>
          </table:table-cell>
          <table:table-cell table:formula="of:=AVERAGE([.D11:.D1398])" office:value-type="float" office:value="-0.0230619596541787" calcext:value-type="float">
            <text:p>-0.0230619597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AVERAGE([.I11:.I1398])" office:value-type="float" office:value="0.0156844380403458" calcext:value-type="float">
            <text:p>0.015684438</text:p>
          </table:table-cell>
          <table:table-cell table:formula="of:=AVERAGE([.J11:.J1398])" office:value-type="float" office:value="0.00103746397694524" calcext:value-type="float">
            <text:p>0.001037464</text:p>
          </table:table-cell>
          <table:table-cell table:formula="of:=AVERAGE([.K11:.K1398])" office:value-type="float" office:value="0.00293948126801152" calcext:value-type="float">
            <text:p>0.0029394813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AVERAGE([.P11:.P1398])" office:value-type="float" office:value="0.0388472622478387" calcext:value-type="float">
            <text:p>0.0388472622</text:p>
          </table:table-cell>
          <table:table-cell table:formula="of:=AVERAGE([.Q11:.Q1398])" office:value-type="float" office:value="-0.00903458213256483" calcext:value-type="float">
            <text:p>-0.0090345821</text:p>
          </table:table-cell>
          <table:table-cell table:formula="of:=AVERAGE([.R11:.R1398])" office:value-type="float" office:value="0.00401296829971181" calcext:value-type="float">
            <text:p>0.0040129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ev</text:p>
          </table:table-cell>
          <table:table-cell table:style-name="ce1" table:formula="of:=STDEV([.B11:.B1398])" office:value-type="float" office:value="0.0550276852389242" calcext:value-type="float">
            <text:p>0.0550276852</text:p>
          </table:table-cell>
          <table:table-cell table:style-name="ce1" table:formula="of:=STDEV([.C11:.C1398])" office:value-type="float" office:value="0.0464157558902197" calcext:value-type="float">
            <text:p>0.0464157559</text:p>
          </table:table-cell>
          <table:table-cell table:style-name="ce1" table:formula="of:=STDEV([.D11:.D1398])" office:value-type="float" office:value="0.0390633548174763" calcext:value-type="float">
            <text:p>0.0390633548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table:style-name="ce1" table:formula="of:=STDEV([.I11:.I1398])" office:value-type="float" office:value="0.0476669061986164" calcext:value-type="float">
            <text:p>0.0476669062</text:p>
          </table:table-cell>
          <table:table-cell table:style-name="ce1" table:formula="of:=STDEV([.J11:.J1398])" office:value-type="float" office:value="0.0446447650706582" calcext:value-type="float">
            <text:p>0.0446447651</text:p>
          </table:table-cell>
          <table:table-cell table:style-name="ce1" table:formula="of:=STDEV([.K11:.K1398])" office:value-type="float" office:value="0.0380623602877595" calcext:value-type="float">
            <text:p>0.0380623603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table:style-name="ce1" table:formula="of:=STDEV([.P11:.P1398])" office:value-type="float" office:value="0.0413572511215283" calcext:value-type="float">
            <text:p>0.0413572511</text:p>
          </table:table-cell>
          <table:table-cell table:style-name="ce1" table:formula="of:=STDEV([.Q11:.Q1398])" office:value-type="float" office:value="0.043592349825073" calcext:value-type="float">
            <text:p>0.0435923498</text:p>
          </table:table-cell>
          <table:table-cell table:style-name="ce1" table:formula="of:=STDEV([.R11:.R1398])" office:value-type="float" office:value="0.0391837017765079" calcext:value-type="float">
            <text:p>0.03918370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11:.B1398])" office:value-type="float" office:value="-0.08" calcext:value-type="float">
            <text:p>-0.08</text:p>
          </table:table-cell>
          <table:table-cell table:formula="of:=MIN([.C11:.C1398])" office:value-type="float" office:value="-0.16" calcext:value-type="float">
            <text:p>-0.16</text:p>
          </table:table-cell>
          <table:table-cell table:formula="of:=MIN([.D11:.D1398])" office:value-type="float" office:value="-0.15" calcext:value-type="float">
            <text:p>-0.15</text:p>
          </table:table-cell>
          <table:table-cell table:number-columns-repeated="3"/>
          <table:table-cell office:value-type="string" calcext:value-type="string">
            <text:p>Min</text:p>
          </table:table-cell>
          <table:table-cell table:formula="of:=MIN([.I11:.I1398])" office:value-type="float" office:value="-0.2" calcext:value-type="float">
            <text:p>-0.2</text:p>
          </table:table-cell>
          <table:table-cell table:formula="of:=MIN([.J11:.J1398])" office:value-type="float" office:value="-0.16" calcext:value-type="float">
            <text:p>-0.16</text:p>
          </table:table-cell>
          <table:table-cell table:formula="of:=MIN([.K11:.K1398])" office:value-type="float" office:value="-0.14" calcext:value-type="float">
            <text:p>-0.14</text:p>
          </table:table-cell>
          <table:table-cell table:number-columns-repeated="3"/>
          <table:table-cell office:value-type="string" calcext:value-type="string">
            <text:p>Min</text:p>
          </table:table-cell>
          <table:table-cell table:formula="of:=MIN([.P11:.P1398])" office:value-type="float" office:value="-0.1" calcext:value-type="float">
            <text:p>-0.1</text:p>
          </table:table-cell>
          <table:table-cell table:formula="of:=MIN([.Q11:.Q1398])" office:value-type="float" office:value="-0.16" calcext:value-type="float">
            <text:p>-0.16</text:p>
          </table:table-cell>
          <table:table-cell table:formula="of:=MIN([.R11:.R1398])" office:value-type="float" office:value="-0.13" calcext:value-type="float">
            <text:p>-0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11:.B1398])" office:value-type="float" office:value="0.28" calcext:value-type="float">
            <text:p>0.28</text:p>
          </table:table-cell>
          <table:table-cell table:formula="of:=MAX([.C11:.C1398])" office:value-type="float" office:value="0.15" calcext:value-type="float">
            <text:p>0.15</text:p>
          </table:table-cell>
          <table:table-cell table:formula="of:=MAX([.D11:.D1398])"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I11:.I1398])" office:value-type="float" office:value="0.38" calcext:value-type="float">
            <text:p>0.38</text:p>
          </table:table-cell>
          <table:table-cell table:formula="of:=MAX([.J11:.J1398])" office:value-type="float" office:value="0.14" calcext:value-type="float">
            <text:p>0.14</text:p>
          </table:table-cell>
          <table:table-cell table:formula="of:=MAX([.K11:.K1398])" office:value-type="float" office:value="0.13" calcext:value-type="float">
            <text:p>0.13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P11:.P1398])" office:value-type="float" office:value="0.23" calcext:value-type="float">
            <text:p>0.23</text:p>
          </table:table-cell>
          <table:table-cell table:formula="of:=MAX([.Q11:.Q1398])" office:value-type="float" office:value="0.16" calcext:value-type="float">
            <text:p>0.16</text:p>
          </table:table-cell>
          <table:table-cell table:formula="of:=MAX([.R11:.R1398])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ge</text:p>
          </table:table-cell>
          <table:table-cell table:style-name="ce1" table:formula="of:=[.B7]-[.B6]" office:value-type="float" office:value="0.36" calcext:value-type="float">
            <text:p>0.36</text:p>
          </table:table-cell>
          <table:table-cell table:style-name="ce1" table:formula="of:=[.C7]-[.C6]" office:value-type="float" office:value="0.31" calcext:value-type="float">
            <text:p>0.31</text:p>
          </table:table-cell>
          <table:table-cell table:style-name="ce1" table:formula="of:=[.D7]-[.D6]"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style-name="ce1" table:formula="of:=[.I7]-[.I6]" office:value-type="float" office:value="0.58" calcext:value-type="float">
            <text:p>0.58</text:p>
          </table:table-cell>
          <table:table-cell table:style-name="ce1" table:formula="of:=[.J7]-[.J6]" office:value-type="float" office:value="0.3" calcext:value-type="float">
            <text:p>0.3</text:p>
          </table:table-cell>
          <table:table-cell table:style-name="ce1" table:formula="of:=[.K7]-[.K6]" office:value-type="float" office:value="0.27" calcext:value-type="float">
            <text:p>0.2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style-name="ce1" table:formula="of:=[.P7]-[.P6]" office:value-type="float" office:value="0.33" calcext:value-type="float">
            <text:p>0.33</text:p>
          </table:table-cell>
          <table:table-cell table:style-name="ce1" table:formula="of:=[.Q7]-[.Q6]" office:value-type="float" office:value="0.32" calcext:value-type="float">
            <text:p>0.32</text:p>
          </table:table-cell>
          <table:table-cell table:style-name="ce1" table:formula="of:=[.R7]-[.R6]" office:value-type="float" office:value="0.28" calcext:value-type="float">
            <text:p>0.28</text:p>
          </table:table-cell>
          <table:table-cell table:number-columns-repeated="3"/>
        </table:table-row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1" calcext:value-type="float">
            <text:p>0.2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13" calcext:value-type="float">
            <text:p>-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28" calcext:value-type="float">
            <text:p>0.2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6" calcext:value-type="float">
            <text:p>0.16</text:p>
          </table:table-cell>
          <table:table-cell table:number-columns-repeated="2"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9" calcext:value-type="float">
            <text:p>-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1" calcext:value-type="float">
            <text:p>0.21</text:p>
          </table:table-cell>
          <table:table-cell office:value-type="float" office:value="-0.1" calcext:value-type="float">
            <text:p>-0.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1" calcext:value-type="float">
            <text:p>-0.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9" calcext:value-type="float">
            <text:p>-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6" calcext:value-type="float">
            <text:p>-0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1" calcext:value-type="float">
            <text:p>-0.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21" calcext:value-type="float">
            <text:p>0.2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6" calcext:value-type="float">
            <text:p>-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1" calcext:value-type="float">
            <text:p>-0.1</text:p>
          </table:table-cell>
          <table:table-cell office:value-type="float" office:value="-0.04" calcext:value-type="float">
            <text:p>-0.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21" calcext:value-type="float">
            <text:p>0.2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" calcext:value-type="float">
            <text:p>-0.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15" calcext:value-type="float">
            <text:p>-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0.11" calcext:value-type="float">
            <text:p>0.1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table:number-columns-repeated="2"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7" calcext:value-type="float">
            <text:p>-0.07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-0.1" calcext:value-type="float">
            <text:p>-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4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1" calcext:value-type="float">
            <text:p>-0.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9" calcext:value-type="float">
            <text:p>0.1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11" calcext:value-type="float">
            <text:p>-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4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9" calcext:value-type="float">
            <text:p>-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11" calcext:value-type="float">
            <text:p>-0.1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-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12" calcext:value-type="float">
            <text:p>-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1" calcext:value-type="float">
            <text:p>-0.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2"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6" calcext:value-type="float">
            <text:p>0.06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1" calcext:value-type="float">
            <text:p>-0.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table:number-columns-repeated="2"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12" calcext:value-type="float">
            <text:p>-0.1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6" calcext:value-type="float">
            <text:p>0.06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9" calcext:value-type="float">
            <text:p>-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3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11" calcext:value-type="float">
            <text:p>-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number-columns-repeated="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 table:number-columns-repeated="2"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table:number-columns-repeated="2"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3"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1" calcext:value-type="float">
            <text:p>-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1" calcext:value-type="float">
            <text:p>-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table:number-columns-repeated="4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3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2" calcext:value-type="float">
            <text:p>-0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5" calcext:value-type="float">
            <text:p>-0.05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3" calcext:value-type="float">
            <text:p>-0.03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0.11" calcext:value-type="float">
            <text:p>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table:number-columns-repeated="2" office:value-type="float" office:value="-0.03" calcext:value-type="float">
            <text:p>-0.03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.08" calcext:value-type="float">
            <text:p>-0.08</text:p>
          </table:table-cell>
          <table:table-cell table:number-columns-repeated="2"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-0.03" calcext:value-type="float">
            <text:p>-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 table:number-columns-repeated="8"/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 table:number-columns-repeated="8"/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-0.06" calcext:value-type="float">
            <text:p>-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number-columns-repeated="8"/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 table:number-rows-repeated="1047165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Kunkel</meta:initial-creator>
    <meta:creation-date>2016-02-05T10:10:11.980845136</meta:creation-date>
    <dc:date>2016-02-05T10:28:08.652128669</dc:date>
    <dc:creator>Stephanie Kunkel</dc:creator>
    <meta:editing-duration>PT4M30S</meta:editing-duration>
    <meta:editing-cycles>2</meta:editing-cycles>
    <meta:generator>LibreOffice/4.1.6.2$Linux_X86_64 LibreOffice_project/410$Build-2</meta:generator>
    <meta:document-statistic meta:table-count="1" meta:cell-count="25215" meta:object-count="0"/>
  </office:meta>
</office:document-meta>
</file>